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8555in"/>
    </style:style>
    <style:style style:name="TableColumn8" style:family="table-column">
      <style:table-column-properties style:column-width="2.47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ableCell23" style:family="table-cell">
      <style:table-cell-properties fo:border="0.0069in solid #999999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999999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style="italic" style:font-style-asian="italic" style:font-style-complex="italic" fo:language="en" fo:country="US"/>
    </style:style>
    <style:style style:name="T38" style:parent-style-name="DefaultParagraphFont" style:family="text">
      <style:text-properties fo:font-style="italic" style:font-style-asian="italic" style:font-style-complex="italic" fo:language="en" fo:country="US"/>
    </style:style>
    <style:style style:name="T39" style:parent-style-name="DefaultParagraphFont" style:family="text">
      <style:text-properties fo:font-style="italic" style:font-style-asian="italic" style:font-style-complex="italic" fo:language="en" fo:country="US"/>
    </style:style>
    <style:style style:name="T40" style:parent-style-name="DefaultParagraphFont" style:family="text">
      <style:text-properties fo:font-style="italic" style:font-style-asian="italic" style:font-style-complex="italic" fo:language="en" fo:country="US"/>
    </style:style>
    <style:style style:name="T41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42" style:family="table-cell">
      <style:table-cell-properties fo:border="0.0069in solid #999999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TableRow48" style:family="table-row">
      <style:table-row-properties/>
    </style:style>
    <style:style style:name="TableCell49" style:family="table-cell">
      <style:table-cell-properties fo:border="0.0069in solid #999999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1" style:family="table-cell">
      <style:table-cell-properties fo:border="0.0069in solid #999999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P66" style:parent-style-name="Normal" style:family="paragraph">
      <style:paragraph-properties fo:margin-bottom="0in" fo:line-height="100%"/>
      <style:text-properties fo:language="en" fo:country="US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in<text:s/></text:span><text:span text:style-name="T18">customers</text:span><text:span text:style-name="T19">]&gt;&gt;&lt;&lt;[</text:span><text:span text:style-name="T20">Customer</text:span><text:span text:style-name="T21">Name</text:span><text:span text:style-name="T22">]&gt;&gt;</text:span></text:p>
                </table:table-cell>
                <table:table-cell table:style-name="TableCell23">
                  <text:p text:style-name="P24"><text:span text:style-name="T25">&lt;&lt;[</text:span><text:span text:style-name="T26">Order</text:span><text:span text:style-name="T27">.</text:span><text:span text:style-name="T28">Sum</text:span><text:span text:style-name="T29">(</text:span></text:p>
                  <text:p text:style-name="P30"><text:span text:style-name="T31"><text:s text:c="2"/>c =&gt; c.</text:span><text:span text:style-name="T32">Price</text:span><text:span text:style-name="T33">)]&gt;&gt;</text:span></text:p>
                </table:table-cell>
              </table:table-row>
              <table:table-row table:style-name="TableRow34">
                <table:table-cell table:style-name="TableCell35">
                  <text:p text:style-name="P36"><text:span text:style-name="T37">&lt;&lt;foreach [in<text:s/></text:span><text:span text:style-name="T38">Order</text:span><text:span text:style-name="T39">]&gt;&gt; <text:s/>&lt;&lt;[</text:span><text:span text:style-name="T40">Product.ProductName</text:span><text:span text:style-name="T41">]&gt;&gt;</text:span></text:p>
                </table:table-cell>
                <table:table-cell table:style-name="TableCell42">
                  <text:p text:style-name="P43"><text:span text:style-name="T44">&lt;&lt;[</text:span><text:span text:style-name="T45">Price</text:span><text:span text:style-name="T46">]&gt;&gt;&lt;&lt;/foreach&gt;&gt;&lt;&lt;</text:span></text:p>
                  <text:p text:style-name="P47">/foreach&gt;&gt;</text:p>
                </table:table-cell>
              </table:table-row>
              <table:table-row table:style-name="TableRow48">
                <table:table-cell table:style-name="TableCell49">
                  <text:p text:style-name="P50">Total:</text:p>
                </table:table-cell>
                <table:table-cell table:style-name="TableCell51">
                  <text:p text:style-name="P52"><text:span text:style-name="T53">&lt;&lt;[</text:span><text:span text:style-name="T54">Sum</text:span><text:span text:style-name="T55">(</text:span></text:p>
                  <text:p text:style-name="P56"><text:span text:style-name="T57"><text:s text:c="2"/>m =&gt; m.</text:span><text:span text:style-name="T58">Order</text:span><text:span text:style-name="T59">.</text:span><text:span text:style-name="T60">Sum</text:span><text:span text:style-name="T61">(</text:span></text:p>
                  <text:p text:style-name="P62"><text:span text:style-name="T63"><text:s text:c="4"/>c =&gt; c.</text:span><text:span text:style-name="T64">Price</text:span><text:span text:style-name="T65">))]&gt;&gt;</text:span></text:p>
                </table:table-cell>
              </table:table-row>
            </table:table>
            <text:p text:style-name="P66"/>
            <text:p text:style-name="P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4:00Z</meta:creation-date>
    <dc:date>2015-12-14T07:04:00Z</dc:date>
    <meta:template xlink:href="Normal" xlink:type="simple"/>
    <meta:editing-cycles>2</meta:editing-cycles>
    <meta:editing-duration>PT0S</meta:editing-duration>
    <meta:document-statistic meta:page-count="1" meta:paragraph-count="1" meta:word-count="37" meta:character-count="251" meta:row-count="1" meta:non-whitespace-character-count="215"/>
  </office:meta>
</office:document-meta>
</file>